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a8b" officeooo:paragraph-rsid="000aba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3 : semahore.</text:p>
      <text:p text:style-name="P1"/>
      <text:p text:style-name="P1">#include&lt;stdio.h&gt; </text:p>
      <text:p text:style-name="P1">#include &lt;unistd.h&gt; //for fork system call</text:p>
      <text:p text:style-name="P1">#include &lt;sys/types.h&gt;</text:p>
      <text:p text:style-name="P1">#include &lt;stdlib.h&gt;</text:p>
      <text:p text:style-name="P1">#include &lt;sys/wait.h&gt;</text:p>
      <text:p text:style-name="P1">#include &lt;pthread.h&gt; </text:p>
      <text:p text:style-name="P1">#include &lt;semaphore.h&gt; <text:s/></text:p>
      <text:p text:style-name="P1"/>
      <text:p text:style-name="P1">sem_t s;</text:p>
      <text:p text:style-name="P1">char c1[]="P1";</text:p>
      <text:p text:style-name="P1">char c2[]="P2";</text:p>
      <text:p text:style-name="P1"/>
      <text:p text:style-name="P1">void* process(void* arg) </text:p>
      <text:p text:style-name="P1">{ </text:p>
      <text:p text:style-name="P1"><text:s text:c="4"/>sem_wait(&amp;s); <text:s/>// wait</text:p>
      <text:p text:style-name="P1"><text:s text:c="4"/>char* a=(char*)arg;</text:p>
      <text:p text:style-name="P1"><text:s text:c="4"/>printf("%s\n" , "Entered");</text:p>
      <text:p text:style-name="P1"><text:s text:c="4"/></text:p>
      <text:p text:style-name="P1"><text:s text:c="4"/>printf("%s : 1st statement\n", a); </text:p>
      <text:p text:style-name="P1"><text:s text:c="4"/>printf("%s : 2nd statement\n", a);</text:p>
      <text:p text:style-name="P1"><text:s text:c="4"/></text:p>
      <text:p text:style-name="P1"><text:s text:c="4"/>printf( "%s\n" , "Exiting"); </text:p>
      <text:p text:style-name="P1"><text:s text:c="4"/>sem_post(&amp;s); //signal</text:p>
      <text:p text:style-name="P1">} </text:p>
      <text:p text:style-name="P1">int main()</text:p>
      <text:p text:style-name="P1">{</text:p>
      <text:p text:style-name="P1"><text:s text:c="4"/></text:p>
      <text:p text:style-name="P1"><text:s text:c="4"/>pthread_t p1,p2;</text:p>
      <text:p text:style-name="P1"><text:s text:c="4"/></text:p>
      <text:p text:style-name="P1"><text:s text:c="4"/>sem_init(&amp;s,0,1);</text:p>
      <text:p text:style-name="P1"><text:s text:c="4"/>pthread_create(&amp;p1,NULL,process,(void*)&amp;c1); </text:p>
      <text:p text:style-name="P1"><text:s text:c="4"/>pthread_create(&amp;p2,NULL,process,(void*)&amp;c2); </text:p>
      <text:p text:style-name="P1"><text:s text:c="4"/>pthread_join(p1,NULL); </text:p>
      <text:p text:style-name="P1"><text:s text:c="4"/>pthread_join(p2,NULL);</text:p>
      <text:p text:style-name="P1"><text:s text:c="4"/>sem_destroy(&amp;s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>Code 2 : </text:p>
      <text:p text:style-name="P1"/>
      <text:p text:style-name="P1">// <text:s text:c="3"/>-&gt; <text:s/>p2</text:p>
      <text:p text:style-name="P1">// p1 </text:p>
      <text:p text:style-name="P1">// <text:s text:c="3"/>-&gt; <text:s/>p3</text:p>
      <text:p text:style-name="P1">#include&lt;stdio.h&gt; </text:p>
      <text:p text:style-name="P1">#include &lt;unistd.h&gt; //for fork system call</text:p>
      <text:p text:style-name="P1">#include &lt;sys/types.h&gt;</text:p>
      <text:p text:style-name="P1"><text:soft-page-break/>#include &lt;stdlib.h&gt; //for exit system call</text:p>
      <text:p text:style-name="P1">#include &lt;iostream&gt;</text:p>
      <text:p text:style-name="P1">#include &lt;sys/wait.h&gt;</text:p>
      <text:p text:style-name="P1"/>
      <text:p text:style-name="P1">int main() </text:p>
      <text:p text:style-name="P1">{ </text:p>
      <text:p text:style-name="P1"><text:tab/>for(int i=0;i&lt;5;i++) // loop will run n times (n=5) </text:p>
      <text:p text:style-name="P1"><text:tab/>{ </text:p>
      <text:p text:style-name="P1"><text:tab/><text:tab/>if(fork() == 0) </text:p>
      <text:p text:style-name="P1"><text:tab/><text:tab/>{ </text:p>
      <text:p text:style-name="P1"><text:tab/><text:tab/><text:tab/>printf("[son] pid %d from [parent] pid %d\n",getpid(),getppid()); </text:p>
      <text:p text:style-name="P1"><text:tab/><text:tab/><text:tab/>exit(1); </text:p>
      <text:p text:style-name="P1"><text:tab/><text:tab/>} </text:p>
      <text:p text:style-name="P1"><text:tab/><text:tab/>sleep(1); <text:s/>// lunch / dinner break.</text:p>
      <text:p text:style-name="P1"><text:tab/>} </text:p>
      <text:p text:style-name="P1"><text:tab/>// for(int i=0;i&lt;5;i++) // loop will run n times (n=5) </text:p>
      <text:p text:style-name="P1"><text:tab/>// wait(NULL); </text:p>
      <text:p text:style-name="P1"><text:tab/></text:p>
      <text:p text:style-name="P1">}</text:p>
      <text:p text:style-name="P1"/>
      <text:p text:style-name="P1"/>
      <text:p text:style-name="P1">Code 1 : </text:p>
      <text:p text:style-name="P1"/>
      <text:p text:style-name="P1">// p1 -&gt; p2 -&gt; p3 -&gt; p4 -&gt; p5</text:p>
      <text:p text:style-name="P1">#include &lt;iostream&gt;</text:p>
      <text:p text:style-name="P1">#include &lt;sys/types.h&gt;</text:p>
      <text:p text:style-name="P1">//#include &lt;stdio.h&gt;</text:p>
      <text:p text:style-name="P1">#include &lt;unistd.h&gt;</text:p>
      <text:p text:style-name="P1">using namespace std;</text:p>
      <text:p text:style-name="P1"/>
      <text:p text:style-name="P1">void createProcess(int processCount){</text:p>
      <text:p text:style-name="P1"><text:s text:c="4"/>if(processCount==5) return;</text:p>
      <text:p text:style-name="P1"><text:s text:c="4"/>cout &lt;&lt; "creating new process for process: " &lt;&lt; processCount &lt;&lt; "\n";</text:p>
      <text:p text:style-name="P1"><text:s text:c="4"/>pid_t id = fork();</text:p>
      <text:p text:style-name="P1"><text:s text:c="4"/>if(id==0){</text:p>
      <text:p text:style-name="P1"><text:s text:c="8"/>cout &lt;&lt; "Child created with id "&lt;&lt; getpid() &lt;&lt; "\n";</text:p>
      <text:p text:style-name="P1"><text:s text:c="8"/>cout &lt;&lt; "Parent for child"&lt;&lt; getpid() &lt;&lt; " is: " &lt;&lt; getppid() &lt;&lt; "\n";</text:p>
      <text:p text:style-name="P1"><text:s text:c="8"/>createProcess(processCount+1);</text:p>
      <text:p text:style-name="P1"><text:s text:c="4"/>}else{</text:p>
      <text:p text:style-name="P1"><text:s text:c="8"/>sleep(2);</text:p>
      <text:p text:style-name="P1"><text:s text:c="8"/>cout &lt;&lt; id &lt;&lt; '\n';</text:p>
      <text:p text:style-name="P1"><text:s text:c="8"/></text:p>
      <text:p text:style-name="P1"><text:s text:c="4"/>}</text:p>
      <text:p text:style-name="P1"><text:s text:c="4"/></text:p>
      <text:p text:style-name="P1">}</text:p>
      <text:p text:style-name="P1"/>
      <text:p text:style-name="P1">int main(){</text:p>
      <text:p text:style-name="P1"><text:s text:c="4"/>createProcess(0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7:14:54.461658839</meta:creation-date>
    <dc:date>2021-01-26T17:16:26.021657244</dc:date>
    <meta:editing-duration>PT1M32S</meta:editing-duration>
    <meta:editing-cycles>1</meta:editing-cycles>
    <meta:document-statistic meta:table-count="0" meta:image-count="0" meta:object-count="0" meta:page-count="2" meta:paragraph-count="86" meta:word-count="230" meta:character-count="1810" meta:non-whitespace-character-count="1445"/>
    <meta:generator>LibreOffice/6.0.7.3$Linux_X86_64 LibreOffice_project/00m0$Build-3</meta:generator>
  </office:meta>
</office:document-meta>
</file>